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ous n'avons malheureusement <text:span text:style-name="T1">past</text:span> pour l'instant de poste à pourvoir correspondant à vos souhaits et à <text:span text:style-name="T1">vosx</text:span> compétences.</text:p>
      <text:p text:style-name="Text_20_body">Cette situation peut cependant se modifier dans un proche avenir. Aussi, si vous en êtes d'accord, gardons-nous <text:span text:style-name="T1">votrex</text:span> lettre de candidature dans nos archives. Nous vous <text:span text:style-name="T1">recontacterons</text:span> le cas échéant à une date ultérieure.</text:p>
      <text:p text:style-name="Text_20_body"/>
      <text:p text:style-name="Text_20_body">Nous n'avons malheureusement past pour l'instant de poste à pourvoir correspondant à vos souhaits et à vosx compétences.</text:p>
      <text:p text:style-name="Text_20_body">Cette situation peut cependant se modifier dans un proche avenir. Aussi, si vous en êtes d'accord, gardons-nous votrex lettre de candidature dans nos archives. Nous vous recontacterons le cas échéant à une date ultérieure.</text:p>
      <text:p text:style-name="Text_20_body"/>
      <text:p text:style-name="Text_20_body">Nous n'avons malheureusement past pour l'instant de poste à pourvoir correspondant à vos souhaits et à vosx compétences.</text:p>
      <text:p text:style-name="Text_20_body">Cette situation peut cependant se modifier dans un proche avenir. Aussi, si vous en êtes d'accord, gardons-nous votrex lettre de candidature dans nos archives. Nous vous recontacterons le cas échéant à une date ultérie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horndale" fo:font-size="12pt" fo:language="fr" fo:country="F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Thorsten Ziehm</meta:initial-creator>
    <meta:creation-date>1998-10-26T16:35:52</meta:creation-date>
    <dc:creator>Helge Delfs</dc:creator>
    <dc:date>2000-04-04T16:39:19</dc:date>
    <dc:language>fr-FR</dc:language>
    <meta:editing-cycles>2</meta:editing-cycles>
    <meta:editing-duration>PT8M30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6" meta:word-count="159" meta:character-count="1026"/>
  </office:meta>
</office:document-meta>
</file>